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2cm" svg:stroke-color="#000000" draw:marker-start-width="0.56cm" draw:marker-end-width="0.56cm" draw:stroke-linejoin="miter" draw:fill="solid" draw:fill-color="#c0c0c0" draw:textarea-horizontal-align="justify" draw:textarea-vertical-align="top" draw:auto-grow-height="true" fo:min-height="0.763cm" fo:padding-top="0.265cm" fo:padding-bottom="0.265cm" fo:padding-left="0.443cm" fo:padding-right="0.443cm" fo:wrap-option="wrap" draw:shadow="hidden" draw:shadow-color="#808080"/>
    </style:style>
    <style:style style:name="gr2" style:family="graphic" style:parent-style-name="standard" style:list-style-name="L1">
      <style:graphic-properties draw:stroke="solid" svg:stroke-width="0.2cm" svg:stroke-color="#000000" draw:marker-start-width="0.56cm" draw:marker-end-width="0.56cm" draw:stroke-linejoin="miter" draw:fill="solid" draw:fill-color="#c0c0c0" draw:textarea-horizontal-align="justify" draw:textarea-vertical-align="top" draw:auto-grow-height="true" fo:min-height="0cm" fo:padding-top="0.265cm" fo:padding-bottom="0.265cm" fo:padding-left="0.443cm" fo:padding-right="0.443cm" fo:wrap-option="wrap" draw:shadow="hidden" draw:shadow-color="#808080"/>
    </style:style>
    <style:style style:name="gr3" style:family="graphic" style:parent-style-name="standard" style:list-style-name="L1">
      <style:graphic-properties draw:stroke="solid" svg:stroke-width="0.2cm" svg:stroke-color="#000000" draw:marker-start-width="0.57cm" draw:marker-end-width="0.57cm" draw:stroke-linejoin="miter" draw:fill="solid" draw:fill-color="#c0c0c0" draw:textarea-horizontal-align="justify" draw:textarea-vertical-align="top" draw:auto-grow-height="true" fo:min-height="0.76cm" fo:padding-top="0.265cm" fo:padding-bottom="0.265cm" fo:padding-left="0.443cm" fo:padding-right="0.443cm" fo:wrap-option="wrap" draw:shadow="hidden" draw:shadow-color="#808080"/>
    </style:style>
    <style:style style:name="gr4" style:family="graphic" style:parent-style-name="standard" style:list-style-name="L1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763cm" fo:padding-top="0.265cm" fo:padding-bottom="0.265cm" fo:padding-left="0.443cm" fo:padding-right="0.443cm" fo:wrap-option="wrap" draw:shadow="hidden" draw:shadow-color="#808080"/>
    </style:style>
    <style:style style:name="gr5" style:family="graphic" style:parent-style-name="standard" style:list-style-name="L1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76cm" fo:padding-top="0.265cm" fo:padding-bottom="0.265cm" fo:padding-left="0.443cm" fo:padding-right="0.443cm" fo:wrap-option="wrap" draw:shadow="hidden" draw:shadow-color="#808080"/>
    </style:style>
    <style:style style:name="gr6" style:family="graphic" style:parent-style-name="standard">
      <style:graphic-properties draw:stroke="solid" svg:stroke-width="0.1cm" svg:stroke-color="#000000" draw:marker-start="msArrowDiamondEnd_20_9" draw:marker-start-width="0.46cm" draw:marker-start-center="true" draw:marker-end-width="0.41cm" draw:stroke-linejoin="miter" draw:fill="none" draw:fill-color="#ffffff" draw:textarea-horizontal-align="left" draw:textarea-vertical-align="top" draw:auto-grow-height="false" fo:padding-top="0.167cm" fo:padding-bottom="0.167cm" fo:padding-left="0.287cm" fo:padding-right="0.287cm" fo:wrap-option="wrap" draw:shadow="hidden" draw:shadow-color="#808080" draw:start-line-spacing-horizontal="0.63cm" draw:start-line-spacing-vertical="0.63cm" draw:end-line-spacing-horizontal="0.63cm" draw:end-line-spacing-vertical="0.63cm"/>
    </style:style>
    <style:style style:name="gr7" style:family="graphic" style:parent-style-name="standard" style:list-style-name="L1">
      <style:graphic-properties draw:stroke="solid" svg:stroke-width="0.2cm" svg:stroke-color="#000000" draw:marker-start-width="0.56cm" draw:marker-end-width="0.56cm" draw:stroke-linejoin="miter" draw:fill="solid" draw:fill-color="#c0c0c0" draw:textarea-horizontal-align="justify" draw:textarea-vertical-align="top" draw:auto-grow-height="true" fo:min-height="0.087cm" fo:padding-top="0.265cm" fo:padding-bottom="0.265cm" fo:padding-left="0.443cm" fo:padding-right="0.443cm" fo:wrap-option="wrap" draw:shadow="hidden" draw:shadow-color="#808080"/>
    </style:style>
    <style:style style:name="gr8" style:family="graphic" style:parent-style-name="standard" style:list-style-name="L1">
      <style:graphic-properties draw:stroke="dash" draw:stroke-dash="Fine_20_Dashe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763cm" fo:padding-top="0.265cm" fo:padding-bottom="0.265cm" fo:padding-left="0.443cm" fo:padding-right="0.443cm" fo:wrap-option="wrap" draw:shadow="hidden" draw:shadow-color="#808080"/>
    </style:style>
    <style:style style:name="gr9" style:family="graphic" style:parent-style-name="standard" style:list-style-name="L1">
      <style:graphic-properties draw:stroke="solid" svg:stroke-width="0.2cm" svg:stroke-color="#000000" draw:marker-start-width="0.56cm" draw:marker-end-width="0.56cm" draw:stroke-linejoin="miter" draw:fill="none" draw:fill-color="#bbe0e3" draw:textarea-horizontal-align="justify" draw:textarea-vertical-align="top" draw:auto-grow-height="true" fo:min-height="0.763cm" fo:padding-top="0.265cm" fo:padding-bottom="0.265cm" fo:padding-left="0.443cm" fo:padding-right="0.443cm" fo:wrap-option="wrap" draw:shadow="hidden" draw:shadow-color="#808080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margin-top="0.242cm" fo:margin-bottom="0cm" fo:line-height="100%" fo:text-align="center" fo:text-indent="0cm"/>
      <style:text-properties fo:font-size="18pt" style:font-size-asian="18pt" style:font-size-complex="18pt"/>
    </style:style>
    <style:style style:name="P2" style:family="paragraph">
      <style:paragraph-properties fo:margin-left="0cm" fo:margin-right="0cm" fo:margin-top="0.242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.242cm" fo:margin-bottom="0cm" fo:line-height="100%" fo:text-indent="0cm"/>
    </style:style>
    <style:style style:name="P4" style:family="paragraph">
      <style:paragraph-properties fo:margin-left="0cm" fo:margin-right="0cm" fo:margin-top="0.242cm" fo:margin-bottom="0cm" fo:line-height="100%" fo:text-indent="0cm" style:writing-mode="lr-tb"/>
    </style:style>
    <style:style style:name="P5" style:family="paragraph">
      <style:paragraph-properties fo:margin-left="0cm" fo:margin-right="0cm" fo:margin-top="0.242cm" fo:margin-bottom="0cm" fo:line-height="100%" fo:text-align="center" fo:text-indent="0cm"/>
    </style:style>
    <style:style style:name="P6" style:family="paragraph">
      <style:paragraph-properties fo:margin-left="0cm" fo:margin-right="0cm" fo:margin-top="0.242cm" fo:margin-bottom="0cm" fo:line-height="100%" fo:text-align="center" fo:text-indent="0cm"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T1" style:family="text">
      <style:text-properties fo:font-family="'Times New Roman'" style:font-family-generic="roman" style:font-pitch="variable" fo:font-size="18pt" fo:language="de" fo:country="DE" fo:font-weight="bold" style:font-size-asian="18pt" style:font-weight-asian="bold" style:font-size-complex="18pt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2" draw:id="id1" draw:layer="layout" svg:width="3.482cm" svg:height="1.293cm" svg:x="15cm" svg:y="6cm">
          <text:p text:style-name="P1"><text:span text:style-name="T1">Element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id="id3" draw:layer="layout" svg:width="5.5cm" svg:height="1.293cm" svg:x="21cm" svg:y="8.65cm">
          <text:p text:style-name="P3"><text:span text:style-name="T1">ObjectInterface</text:span></text:p>
          <draw:enhanced-geometry svg:viewBox="0 0 21600 21600" draw:type="mso-spt202" draw:enhanced-path="M 0 0 L 21600 0 21600 21600 0 21600 0 0 Z N"/>
        </draw:custom-shape>
        <draw:custom-shape draw:style-name="gr3" draw:text-style-name="P6" draw:id="id4" draw:layer="layout" svg:width="7.5cm" svg:height="1.293cm" svg:x="4.5cm" svg:y="9.79cm">
          <text:p text:style-name="P5"><text:span text:style-name="T1">LinkInterface</text:span></text:p>
          <draw:enhanced-geometry svg:viewBox="0 0 21600 21600" draw:type="mso-spt202" draw:enhanced-path="M 0 0 L 21600 0 21600 21600 0 21600 0 0 Z N"/>
        </draw:custom-shape>
        <draw:custom-shape draw:style-name="gr4" draw:text-style-name="P6" draw:id="id5" draw:layer="layout" svg:width="2.943cm" svg:height="1.293cm" svg:x="13.457cm" svg:y="14.063cm">
          <text:p text:style-name="P5"><text:span text:style-name="T1">Group</text:span></text:p>
          <draw:enhanced-geometry svg:viewBox="0 0 21600 21600" draw:type="mso-spt202" draw:enhanced-path="M 0 0 L 21600 0 21600 21600 0 21600 0 0 Z N"/>
        </draw:custom-shape>
        <draw:custom-shape draw:style-name="gr5" draw:text-style-name="P6" draw:id="id6" draw:layer="layout" svg:width="7.5cm" svg:height="1.293cm" svg:x="4.5cm" svg:y="14.07cm">
          <text:p text:style-name="P5"><text:span text:style-name="T1">DynamicSystemSolver</text:span></text:p>
          <draw:enhanced-geometry svg:viewBox="0 0 21600 21600" draw:type="mso-spt202" draw:enhanced-path="M 0 0 L 21600 0 21600 21600 0 21600 0 0 Z N"/>
        </draw:custom-shape>
        <draw:connector draw:style-name="gr6" draw:text-style-name="P7" draw:layer="layout" svg:x1="16.741cm" svg:y1="7.293cm" svg:x2="16.738cm" svg:y2="8.652cm" draw:start-shape="id1" draw:start-glue-point="2" draw:end-shape="id2" draw:end-glue-point="0" svg:d="m16741 7293v679h-3v680">
          <text:p/>
        </draw:connector>
        <draw:connector draw:style-name="gr6" draw:text-style-name="P7" draw:layer="layout" svg:x1="21cm" svg:y1="9.296cm" svg:x2="19.5cm" svg:y2="9.298cm" draw:start-shape="id3" draw:start-glue-point="3" draw:end-shape="id2" draw:end-glue-point="1" svg:d="m21000 9296h-750v2h-750">
          <text:p/>
        </draw:connector>
        <draw:connector draw:style-name="gr6" draw:text-style-name="P7" draw:layer="layout" svg:x1="12cm" svg:y1="10.436cm" svg:x2="13.977cm" svg:y2="9.298cm" draw:start-shape="id4" draw:start-glue-point="1" draw:end-shape="id2" draw:end-glue-point="3" svg:d="m12000 10436h989v-1138h988">
          <text:p/>
        </draw:connector>
        <draw:connector draw:style-name="gr6" draw:text-style-name="P7" draw:layer="layout" svg:x1="16.738cm" svg:y1="9.945cm" svg:x2="14.928cm" svg:y2="14.063cm" draw:start-shape="id2" draw:start-glue-point="2" draw:end-shape="id5" draw:end-glue-point="0" svg:d="m16738 9945v2059h-1810v2059">
          <text:p/>
        </draw:connector>
        <draw:connector draw:style-name="gr6" draw:text-style-name="P7" draw:layer="layout" svg:x1="13.457cm" svg:y1="14.709cm" svg:x2="12cm" svg:y2="14.716cm" draw:start-shape="id5" draw:start-glue-point="3" draw:end-shape="id6" draw:end-glue-point="1" svg:d="m13457 14709h-728v7h-729">
          <text:p/>
        </draw:connector>
        <draw:custom-shape draw:style-name="gr7" draw:text-style-name="P2" draw:id="id8" draw:layer="layout" svg:width="7.5cm" svg:height="1.293cm" svg:x="4.5cm" svg:y="7.383cm">
          <text:p text:style-name="P1"><text:span text:style-name="T1">ExtraDynamicInterface</text:span></text:p>
          <draw:enhanced-geometry svg:viewBox="0 0 21600 21600" draw:type="mso-spt202" draw:enhanced-path="M 0 0 L 21600 0 21600 21600 0 21600 0 0 Z N"/>
        </draw:custom-shape>
        <draw:custom-shape draw:style-name="gr8" draw:text-style-name="P6" draw:id="id7" draw:layer="layout" svg:width="2.241cm" svg:height="1.293cm" svg:x="17.459cm" svg:y="14.063cm">
          <text:p text:style-name="P5"><text:span text:style-name="T1">Tree</text:span></text:p>
          <draw:enhanced-geometry svg:viewBox="0 0 21600 21600" draw:type="mso-spt202" draw:enhanced-path="M 0 0 L 21600 0 21600 21600 0 21600 0 0 Z N"/>
        </draw:custom-shape>
        <draw:connector draw:style-name="gr6" draw:text-style-name="P7" draw:layer="layout" svg:x1="16.738cm" svg:y1="9.945cm" svg:x2="18.579cm" svg:y2="14.063cm" draw:start-shape="id2" draw:start-glue-point="2" draw:end-shape="id7" draw:end-glue-point="0" svg:d="m16738 9945v2059h1841v2059">
          <text:p/>
        </draw:connector>
        <draw:custom-shape draw:style-name="gr9" draw:text-style-name="P6" draw:id="id2" draw:layer="layout" svg:width="5.523cm" svg:height="1.293cm" svg:x="13.977cm" svg:y="8.652cm">
          <text:p text:style-name="P5"><text:span text:style-name="T1">DynamicSystem</text:span></text:p>
          <draw:enhanced-geometry svg:viewBox="0 0 21600 21600" draw:type="mso-spt202" draw:enhanced-path="M 0 0 L 21600 0 21600 21600 0 21600 0 0 Z N"/>
        </draw:custom-shape>
        <draw:connector draw:style-name="gr6" draw:text-style-name="P7" draw:layer="layout" svg:x1="12cm" svg:y1="8.029cm" svg:x2="13.977cm" svg:y2="9.298cm" draw:start-shape="id8" draw:start-glue-point="1" draw:end-shape="id2" draw:end-glue-point="3" svg:d="m12000 8029h989v1269h988">
          <text:p/>
        </draw:connecto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DiamondEnd_20_9" draw:display-name="msArrowDiamondEnd 9" svg:viewBox="0 0 350 350" svg:d="m175 0 175 175-175 175-175-175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01cm" fo:page-height="20.98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359cm" svg:x="1cm" svg:y="3.093cm" draw:page-number="1"/>
      <draw:page-thumbnail draw:layer="backgroundobjects" svg:width="8.999cm" svg:height="6.359cm" svg:x="1cm" svg:y="11.669cm"/>
      <draw:page-thumbnail draw:layer="backgroundobjects" svg:width="8.999cm" svg:height="6.359cm" svg:x="1cm" svg:y="20.245cm"/>
      <draw:page-thumbnail draw:layer="backgroundobjects" svg:width="8.999cm" svg:height="6.359cm" svg:x="11cm" svg:y="3.093cm"/>
      <draw:page-thumbnail draw:layer="backgroundobjects" svg:width="8.999cm" svg:height="6.359cm" svg:x="11cm" svg:y="11.669cm"/>
      <draw:page-thumbnail draw:layer="backgroundobjects" svg:width="8.999cm" svg:height="6.359cm" svg:x="11cm" svg:y="20.245cm"/>
    </style:handout-master>
    <style:master-page style:name="Standard" style:page-layout-name="PM1" draw:style-name="Mdp1">
      <draw:frame presentation:style-name="Standard-title" draw:layer="backgroundobjects" svg:width="24.93cm" svg:height="3.17cm" svg:x="2.385cm" svg:y="1.756cm" presentation:class="title" presentation:placeholder="true">
        <draw:text-box/>
      </draw:frame>
      <draw:frame presentation:style-name="Standard-outline1" draw:layer="backgroundobjects" svg:width="24.93cm" svg:height="12.532cm" svg:x="2.385cm" svg:y="5.443cm" presentation:class="outline" presentation:placeholder="true">
        <draw:text-box/>
      </draw:frame>
      <draw:frame presentation:style-name="Mpr1" draw:text-style-name="MP1" draw:layer="backgroundobjects" svg:width="6.453cm" svg:height="1.309cm" svg:x="2.385cm" svg:y="18.29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78cm" svg:height="1.309cm" svg:x="10.473cm" svg:y="18.29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453cm" svg:height="1.309cm" svg:x="20.861cm" svg:y="18.298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1T15:40:04</meta:creation-date>
    <meta:editing-duration>PT00H26M09S</meta:editing-duration>
    <meta:editing-cycles>6</meta:editing-cycles>
    <dc:date>2009-10-11T16:05:59</dc:date>
    <meta:generator>OpenOffice.org/3.0$Unix OpenOffice.org_project/300m15$Build-9379</meta:generator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